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4.8673in" svg:y="1.328in">
            <draw:object draw:notify-on-update-of-ranges="Sheet1.A1:Sheet1.A1 Sheet1.A2:Sheet1.A201 Sheet1.E1:Sheet1.E1 Sheet1.E2:Sheet1.E201 Sheet1.A1:Sheet1.A1 Sheet1.A2:Sheet1.A201 Sheet1.F1:Sheet1.F1 Sheet1.F2:Sheet1.F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orq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104" calcext:value-type="float">
            <text:p>10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266" calcext:value-type="float">
            <text:p>26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301" calcext:value-type="float">
            <text:p>30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341" calcext:value-type="float">
            <text:p>34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383" calcext:value-type="float">
            <text:p>38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427" calcext:value-type="float">
            <text:p>42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473" calcext:value-type="float">
            <text:p>47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521" calcext:value-type="float">
            <text:p>5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572" calcext:value-type="float">
            <text:p>57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625" calcext:value-type="float">
            <text:p>6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681" calcext:value-type="float">
            <text:p>68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795" calcext:value-type="float">
            <text:p>79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854" calcext:value-type="float">
            <text:p>85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" calcext:value-type="float">
            <text:p>500</text:p>
          </table:table-cell>
          <table:table-cell office:value-type="float" office:value="914" calcext:value-type="float">
            <text:p>91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974" calcext:value-type="float">
            <text:p>97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034" calcext:value-type="float">
            <text:p>103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096" calcext:value-type="float">
            <text:p>109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157" calcext:value-type="float">
            <text:p>115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218" calcext:value-type="float">
            <text:p>121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280" calcext:value-type="float">
            <text:p>128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342" calcext:value-type="float">
            <text:p>134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404" calcext:value-type="float">
            <text:p>140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465" calcext:value-type="float">
            <text:p>146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" calcext:value-type="float">
            <text:p>500</text:p>
          </table:table-cell>
          <table:table-cell office:value-type="float" office:value="1527" calcext:value-type="float">
            <text:p>152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1588" calcext:value-type="float">
            <text:p>15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1649" calcext:value-type="float">
            <text:p>164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1771" calcext:value-type="float">
            <text:p>177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1830" calcext:value-type="float">
            <text:p>183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1889" calcext:value-type="float">
            <text:p>18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1947" calcext:value-type="float">
            <text:p>194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2004" calcext:value-type="float">
            <text:p>200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2060" calcext:value-type="float">
            <text:p>206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2117" calcext:value-type="float">
            <text:p>21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172" calcext:value-type="float">
            <text:p>21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228" calcext:value-type="float">
            <text:p>222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283" calcext:value-type="float">
            <text:p>228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338" calcext:value-type="float">
            <text:p>23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394" calcext:value-type="float">
            <text:p>239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449" calcext:value-type="float">
            <text:p>244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503" calcext:value-type="float">
            <text:p>25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558" calcext:value-type="float">
            <text:p>255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611" calcext:value-type="float">
            <text:p>26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office:value-type="float" office:value="2664" calcext:value-type="float">
            <text:p>26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2716" calcext:value-type="float">
            <text:p>271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2767" calcext:value-type="float">
            <text:p>276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2819" calcext:value-type="float">
            <text:p>281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2869" calcext:value-type="float">
            <text:p>286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2920" calcext:value-type="float">
            <text:p>29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2969" calcext:value-type="float">
            <text:p>296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3018" calcext:value-type="float">
            <text:p>301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3067" calcext:value-type="float">
            <text:p>306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3115" calcext:value-type="float">
            <text:p>31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3163" calcext:value-type="float">
            <text:p>316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211" calcext:value-type="float">
            <text:p>321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258" calcext:value-type="float">
            <text:p>325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306" calcext:value-type="float">
            <text:p>330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353" calcext:value-type="float">
            <text:p>335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400" calcext:value-type="float">
            <text:p>34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447" calcext:value-type="float">
            <text:p>344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494" calcext:value-type="float">
            <text:p>349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542" calcext:value-type="float">
            <text:p>35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589" calcext:value-type="float">
            <text:p>358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636" calcext:value-type="float">
            <text:p>363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3683" calcext:value-type="float">
            <text:p>36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3730" calcext:value-type="float">
            <text:p>373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3777" calcext:value-type="float">
            <text:p>377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3824" calcext:value-type="float">
            <text:p>38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3871" calcext:value-type="float">
            <text:p>387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3919" calcext:value-type="float">
            <text:p>391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3966" calcext:value-type="float">
            <text:p>39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4014" calcext:value-type="float">
            <text:p>401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4062" calcext:value-type="float">
            <text:p>406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float" office:value="4110" calcext:value-type="float">
            <text:p>411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158" calcext:value-type="float">
            <text:p>415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206" calcext:value-type="float">
            <text:p>42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255" calcext:value-type="float">
            <text:p>425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303" calcext:value-type="float">
            <text:p>430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351" calcext:value-type="float">
            <text:p>435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399" calcext:value-type="float">
            <text:p>439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448" calcext:value-type="float">
            <text:p>44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496" calcext:value-type="float">
            <text:p>449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545" calcext:value-type="float">
            <text:p>45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4594" calcext:value-type="float">
            <text:p>459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644" calcext:value-type="float">
            <text:p>46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693" calcext:value-type="float">
            <text:p>46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743" calcext:value-type="float">
            <text:p>474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792" calcext:value-type="float">
            <text:p>479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842" calcext:value-type="float">
            <text:p>48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892" calcext:value-type="float">
            <text:p>489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942" calcext:value-type="float">
            <text:p>49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993" calcext:value-type="float">
            <text:p>49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5043" calcext:value-type="float">
            <text:p>504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5093" calcext:value-type="float">
            <text:p>50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144" calcext:value-type="float">
            <text:p>51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195" calcext:value-type="float">
            <text:p>51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45" calcext:value-type="float">
            <text:p>524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96" calcext:value-type="float">
            <text:p>529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346" calcext:value-type="float">
            <text:p>534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397" calcext:value-type="float">
            <text:p>539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448" calcext:value-type="float">
            <text:p>544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498" calcext:value-type="float">
            <text:p>549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549" calcext:value-type="float">
            <text:p>55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600" calcext:value-type="float">
            <text:p>56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650" calcext:value-type="float">
            <text:p>565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701" calcext:value-type="float">
            <text:p>570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752" calcext:value-type="float">
            <text:p>575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803" calcext:value-type="float">
            <text:p>580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853" calcext:value-type="float">
            <text:p>585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904" calcext:value-type="float">
            <text:p>590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954" calcext:value-type="float">
            <text:p>595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005" calcext:value-type="float">
            <text:p>600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056" calcext:value-type="float">
            <text:p>605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106" calcext:value-type="float">
            <text:p>61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157" calcext:value-type="float">
            <text:p>615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207" calcext:value-type="float">
            <text:p>620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258" calcext:value-type="float">
            <text:p>625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308" calcext:value-type="float">
            <text:p>63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359" calcext:value-type="float">
            <text:p>635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409" calcext:value-type="float">
            <text:p>64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460" calcext:value-type="float">
            <text:p>646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510" calcext:value-type="float">
            <text:p>65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561" calcext:value-type="float">
            <text:p>656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611" calcext:value-type="float">
            <text:p>661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6662" calcext:value-type="float">
            <text:p>666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6712" calcext:value-type="float">
            <text:p>67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6762" calcext:value-type="float">
            <text:p>676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6812" calcext:value-type="float">
            <text:p>68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6863" calcext:value-type="float">
            <text:p>68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6913" calcext:value-type="float">
            <text:p>69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6963" calcext:value-type="float">
            <text:p>69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7013" calcext:value-type="float">
            <text:p>70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7063" calcext:value-type="float">
            <text:p>70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7113" calcext:value-type="float">
            <text:p>71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163" calcext:value-type="float">
            <text:p>71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213" calcext:value-type="float">
            <text:p>72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263" calcext:value-type="float">
            <text:p>72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313" calcext:value-type="float">
            <text:p>73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363" calcext:value-type="float">
            <text:p>73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413" calcext:value-type="float">
            <text:p>74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463" calcext:value-type="float">
            <text:p>74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513" calcext:value-type="float">
            <text:p>75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563" calcext:value-type="float">
            <text:p>75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7613" calcext:value-type="float">
            <text:p>76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663" calcext:value-type="float">
            <text:p>76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713" calcext:value-type="float">
            <text:p>77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763" calcext:value-type="float">
            <text:p>77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813" calcext:value-type="float">
            <text:p>78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863" calcext:value-type="float">
            <text:p>78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913" calcext:value-type="float">
            <text:p>79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963" calcext:value-type="float">
            <text:p>79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013" calcext:value-type="float">
            <text:p>80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063" calcext:value-type="float">
            <text:p>80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113" calcext:value-type="float">
            <text:p>81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163" calcext:value-type="float">
            <text:p>81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213" calcext:value-type="float">
            <text:p>82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263" calcext:value-type="float">
            <text:p>82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313" calcext:value-type="float">
            <text:p>83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363" calcext:value-type="float">
            <text:p>83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413" calcext:value-type="float">
            <text:p>84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463" calcext:value-type="float">
            <text:p>84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513" calcext:value-type="float">
            <text:p>85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563" calcext:value-type="float">
            <text:p>85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613" calcext:value-type="float">
            <text:p>86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663" calcext:value-type="float">
            <text:p>86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713" calcext:value-type="float">
            <text:p>87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763" calcext:value-type="float">
            <text:p>87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813" calcext:value-type="float">
            <text:p>88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863" calcext:value-type="float">
            <text:p>88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913" calcext:value-type="float">
            <text:p>89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963" calcext:value-type="float">
            <text:p>89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013" calcext:value-type="float">
            <text:p>90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063" calcext:value-type="float">
            <text:p>90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113" calcext:value-type="float">
            <text:p>91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163" calcext:value-type="float">
            <text:p>91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213" calcext:value-type="float">
            <text:p>92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263" calcext:value-type="float">
            <text:p>92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313" calcext:value-type="float">
            <text:p>93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363" calcext:value-type="float">
            <text:p>93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413" calcext:value-type="float">
            <text:p>94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463" calcext:value-type="float">
            <text:p>94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513" calcext:value-type="float">
            <text:p>95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563" calcext:value-type="float">
            <text:p>9563</text:p>
          </table:table-cell>
          <table:table-cell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19:26:57.434854265</meta:creation-date>
    <dc:date>2015-04-05T19:30:49.862576144</dc:date>
    <meta:editing-duration>P0D</meta:editing-duration>
    <meta:editing-cycles>1</meta:editing-cycles>
    <meta:generator>LibreOffice/4.2.7.2$Linux_X86_64 LibreOffice_project/420m0$Build-2</meta:generator>
    <meta:document-statistic meta:table-count="1" meta:cell-count="16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384cm" svg:y="3.955cm" style:legend-expansion="high" chart:style-name="ch2"/>
        <chart:plot-area chart:style-name="ch3" table:cell-range-address="Sheet1.A1:Sheet1.A201 Sheet1.E1:Sheet1.F201" chart:data-source-has-labels="row" svg:x="0.319cm" svg:y="0.18cm" svg:width="12.746cm" svg:height="8.646cm">
          <chartooo:coordinate-region svg:x="1.126cm" svg:y="0.379cm" svg:width="11.56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01" chart:label-cell-address="Sheet1.E1:Sheet1.E1" chart:class="chart:scatter">
            <chart:domain table:cell-range-address="Sheet1.A2:Sheet1.A201"/>
            <chart:data-point chart:repeated="200"/>
          </chart:series>
          <chart:series chart:style-name="ch7" chart:values-cell-range-address="Sheet1.F2:Sheet1.F201" chart:label-cell-address="Sheet1.F1:Sheet1.F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</text:p>
                <draw:g>
                  <svg:desc>Sheet1.E1:Sheet1.E1</svg:desc>
                </draw:g>
              </table:table-cell>
              <table:table-cell office:value-type="string">
                <text:p>Setpoi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0">
                <text:p>0</text:p>
                <draw:g>
                  <svg:desc>Sheet1.E2:Sheet1.E201</svg:desc>
                </draw:g>
              </table:table-cell>
              <table:table-cell office:value-type="float" office:value="500">
                <text:p>500</text:p>
                <draw:g>
                  <svg:desc>Sheet1.F2:Sheet1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">
                <text:p>131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">
                <text:p>141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">
                <text:p>151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  <table:table-cell office:value-type="float" office:value="92">
                <text:p>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2">
                <text:p>212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">
                <text:p>222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2">
                <text:p>232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">
                <text:p>242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">
                <text:p>252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2">
                <text:p>262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">
                <text:p>272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3">
                <text:p>283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3">
                <text:p>293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">
                <text:p>303</text:p>
              </table:table-cell>
              <table:table-cell office:value-type="float" office:value="313">
                <text:p>3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3">
                <text:p>313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3">
                <text:p>323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3">
                <text:p>343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3">
                <text:p>353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4">
                <text:p>364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4">
                <text:p>374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">
                <text:p>384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4">
                <text:p>394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4">
                <text:p>404</text:p>
              </table:table-cell>
              <table:table-cell office:value-type="float" office:value="539">
                <text:p>5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4">
                <text:p>414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4">
                <text:p>424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4">
                <text:p>434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">
                <text:p>444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5">
                <text:p>455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5">
                <text:p>465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5">
                <text:p>475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5">
                <text:p>485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5">
                <text:p>495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5">
                <text:p>505</text:p>
              </table:table-cell>
              <table:table-cell office:value-type="float" office:value="613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5">
                <text:p>515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5">
                <text:p>535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6">
                <text:p>546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6">
                <text:p>556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6">
                <text:p>566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">
                <text:p>576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6">
                <text:p>586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6">
                <text:p>606</text:p>
              </table:table-cell>
              <table:table-cell office:value-type="float" office:value="588">
                <text:p>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6">
                <text:p>616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6">
                <text:p>626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7">
                <text:p>637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7">
                <text:p>647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7">
                <text:p>657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7">
                <text:p>667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">
                <text:p>677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7">
                <text:p>687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7">
                <text:p>697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7">
                <text:p>707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8">
                <text:p>71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8">
                <text:p>72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8">
                <text:p>73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8">
                <text:p>74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8">
                <text:p>75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8">
                <text:p>76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8">
                <text:p>77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8">
                <text:p>78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8">
                <text:p>79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8">
                <text:p>808</text:p>
              </table:table-cell>
              <table:table-cell office:value-type="float" office:value="497">
                <text:p>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9">
                <text:p>81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9">
                <text:p>82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9">
                <text:p>83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9">
                <text:p>84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9">
                <text:p>85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9">
                <text:p>86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9">
                <text:p>87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9">
                <text:p>88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9">
                <text:p>899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1">
                <text:p>991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1">
                <text:p>1001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1">
                <text:p>1011</text:p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1">
                <text:p>1021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1">
                <text:p>1031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1">
                <text:p>1041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1">
                <text:p>1051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1">
                <text:p>1061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1">
                <text:p>1071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1">
                <text:p>1081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2">
                <text:p>1092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2">
                <text:p>1102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2">
                <text:p>1112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2">
                <text:p>112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2">
                <text:p>113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2">
                <text:p>114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2">
                <text:p>115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2">
                <text:p>116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2">
                <text:p>117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3">
                <text:p>118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3">
                <text:p>119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3">
                <text:p>120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3">
                <text:p>121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3">
                <text:p>1223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3">
                <text:p>1233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3">
                <text:p>1243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3">
                <text:p>1253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4">
                <text:p>126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4">
                <text:p>127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4">
                <text:p>128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4">
                <text:p>129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4">
                <text:p>130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4">
                <text:p>131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4">
                <text:p>132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4">
                <text:p>133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4">
                <text:p>1344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5">
                <text:p>135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5">
                <text:p>136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5">
                <text:p>137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5">
                <text:p>138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5">
                <text:p>139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5">
                <text:p>140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5">
                <text:p>141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5">
                <text:p>1425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5">
                <text:p>1435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5">
                <text:p>1445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6">
                <text:p>1456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6">
                <text:p>1466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6">
                <text:p>1476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6">
                <text:p>1486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6">
                <text:p>1496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6">
                <text:p>1506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6">
                <text:p>1516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6">
                <text:p>1526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7">
                <text:p>153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7">
                <text:p>154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7">
                <text:p>155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7">
                <text:p>156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7">
                <text:p>157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">
                <text:p>158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7">
                <text:p>159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7">
                <text:p>160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7">
                <text:p>1617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8">
                <text:p>162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8">
                <text:p>163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8">
                <text:p>164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8">
                <text:p>165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8">
                <text:p>166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8">
                <text:p>167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8">
                <text:p>168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8">
                <text:p>169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8">
                <text:p>170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9">
                <text:p>171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9">
                <text:p>172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9">
                <text:p>173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9">
                <text:p>174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9">
                <text:p>175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9">
                <text:p>176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9">
                <text:p>177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9">
                <text:p>178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9">
                <text:p>179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0">
                <text:p>181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0">
                <text:p>182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0">
                <text:p>183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0">
                <text:p>184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0">
                <text:p>185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0">
                <text:p>186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0">
                <text:p>187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0">
                <text:p>188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0">
                <text:p>189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1">
                <text:p>190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1">
                <text:p>191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1">
                <text:p>192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1">
                <text:p>193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1">
                <text:p>194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1">
                <text:p>195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1">
                <text:p>196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1">
                <text:p>197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1">
                <text:p>198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2">
                <text:p>199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2">
                <text:p>200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2">
                <text:p>201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